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9ee4" officeooo:paragraph-rsid="00119ee4"/>
    </style:style>
    <style:style style:name="P2" style:family="paragraph" style:parent-style-name="Standard" style:list-style-name="L1">
      <style:text-properties officeooo:rsid="00119ee4" officeooo:paragraph-rsid="00119ee4"/>
    </style:style>
    <style:style style:name="P3" style:family="paragraph" style:parent-style-name="Standard" style:list-style-name="L2">
      <style:text-properties officeooo:rsid="00119ee4" officeooo:paragraph-rsid="00119ee4"/>
    </style:style>
    <style:style style:name="P4" style:family="paragraph" style:parent-style-name="Standard" style:list-style-name="L2">
      <style:text-properties officeooo:rsid="00136738" officeooo:paragraph-rsid="00136738"/>
    </style:style>
    <style:style style:name="T1" style:family="text">
      <style:text-properties officeooo:rsid="0013cc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 lecture géopolitique du monde</text:p>
      <text:p text:style-name="P1">Olivia et Elodie</text:p>
      <text:p text:style-name="P1"><text:tab/>(Elles <text:span text:style-name="T1">enverront</text:span> sur Google Drive)</text:p>
      <text:p text:style-name="P1"/>
      <text:p text:style-name="P1">P. 286</text:p>
      <text:list xml:id="list4825958035873970573" text:style-name="L1">
        <text:list-item>
          <text:p text:style-name="P2">Carte 1 :</text:p>
          <text:list>
            <text:list-header>
              <text:p text:style-name="P2">Projection polaire</text:p>
              <text:p text:style-name="P2">~2011</text:p>
              <text:p text:style-name="P2">Soucres :</text:p>
              <text:list>
                <text:list-header>
                  <text:p text:style-name="P2">M. Foucher, François Bourin, P. Boniface, Armand Colin-Fayard</text:p>
                </text:list-header>
              </text:list>
            </text:list-header>
          </text:list>
          <text:p text:style-name="P2"/>
        </text:list-item>
        <text:list-item>
          <text:p text:style-name="P2">6 rubriques de légende</text:p>
          <text:list>
            <text:list-header>
              <text:p text:style-name="P2">USA et pays OTAN (Organisation du Traité de l’Atlantique Nord)</text:p>
              <text:list>
                <text:list-header>
                  <text:p text:style-name="P2"/>
                </text:list-header>
              </text:list>
            </text:list-header>
          </text:list>
        </text:list-item>
      </text:list>
      <text:p text:style-name="P1"/>
      <text:p text:style-name="P1">P. 288</text:p>
      <text:p text:style-name="P1"/>
      <text:p text:style-name="P1">Carte 2 :</text:p>
      <text:list xml:id="list3863961171876633438" text:style-name="L2">
        <text:list-item>
          <text:p text:style-name="P3">L’ONU est présente sur tous les continents, et particulièrement en Afrique</text:p>
        </text:list-item>
      </text:list>
      <text:p text:style-name="P1"/>
      <text:p text:style-name="P1">Carte 3 :</text:p>
      <text:list xml:id="list132653614871648" text:continue-numbering="true" text:style-name="L2">
        <text:list-item>
          <text:p text:style-name="P4">Grandes organisations de sécurité et de défense :</text:p>
          <text:list>
            <text:list-header>
              <text:p text:style-name="P4">OTAN (Organisation du Traité de l’Atlantique Nord)</text:p>
              <text:p text:style-name="P4">OCS (Organisation de Coopération de Shanghai)</text:p>
              <text:p text:style-name="P4">UA (Union Africaine)</text:p>
            </text:list-header>
          </text:list>
        </text:list-item>
      </text:list>
      <text:p text:style-name="P1"/>
      <text:p text:style-name="P1">Cartes 2+3 :</text:p>
      <text:list xml:id="list132653514402125" text:continue-numbering="true" text:style-name="L2">
        <text:list-item>
          <text:p text:style-name="P3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3:11:07.767000000</meta:creation-date>
    <dc:date>2018-10-15T13:26:52.581000000</dc:date>
    <meta:editing-duration>PT5M33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1" meta:word-count="96" meta:character-count="560" meta:non-whitespace-character-count="488"/>
  </office:meta>
</office:document-meta>
</file>